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64.01pt"/>
    </style:style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137.65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85.15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42.69pt"/>
    </style:style>
    <style:style style:name="co9" style:family="table-column">
      <style:table-column-properties fo:break-before="auto" style:column-width="161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23" style:family="table-cell" style:parent-style-name="Default" style:data-style-name="N43"/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ccff66" fo:border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62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cc00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ccff66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56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pt"/>
      <style:text-properties fo:font-weight="normal" style:font-weight-asian="normal" style:font-weight-complex="normal"/>
    </style:style>
    <style:style style:name="ce57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6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pt"/>
      <style:text-properties fo:font-weight="normal" style:font-weight-asian="normal" style:font-weight-complex="normal"/>
    </style:style>
    <style:style style:name="ce70" style:family="table-cell" style:parent-style-name="Default" style:data-style-name="N11">
      <style:table-cell-properties fo:border="0.06pt solid #000000"/>
      <style:text-properties fo:font-weight="normal" style:font-weight-asian="normal" style:font-weight-complex="normal"/>
    </style:style>
    <style:style style:name="ce39" style:family="table-cell" style:parent-style-name="Default" style:data-style-name="N43"/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51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UMMARY" table:style-name="ta1">
        <table:table-column table:style-name="co1" table:default-cell-style-name="Default"/>
        <table:table-column table:style-name="co1" table:default-cell-style-name="ce22"/>
        <table:table-column table:style-name="co2" table:default-cell-style-name="ce22"/>
        <table:table-column table:style-name="co7" table:default-cell-style-name="ce22"/>
        <table:table-column table:style-name="co4" table:default-cell-style-name="ce32"/>
        <table:table-column table:style-name="co5" table:default-cell-style-name="ce56"/>
        <table:table-column table:style-name="co6" table:default-cell-style-name="ce58"/>
        <table:table-column table:style-name="co9" table:default-cell-style-name="ce22"/>
        <table:table-column table:style-name="co8" table:number-columns-repeated="1016" table:default-cell-style-name="Default"/>
        <table:table-row table:style-name="ro1" table:number-rows-repeated="2">
          <table:table-cell table:style-name="ce25"/>
          <table:table-cell table:style-name="ce44"/>
          <table:table-cell table:style-name="ce28" table:number-columns-repeated="6"/>
          <table:table-cell table:style-name="ce25" table:number-columns-repeated="1016"/>
        </table:table-row>
        <table:table-row table:style-name="ro1">
          <table:table-cell/>
          <table:table-cell table:style-name="ce45" office:value-type="string" calcext:value-type="string" table:number-columns-spanned="7" table:number-rows-spanned="1">
            <text:p>Columns : 10 | Rows 9.2 Million</text:p>
          </table:table-cell>
          <table:covered-table-cell table:number-columns-repeated="6" table:style-name="ce29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Category</text:p>
          </table:table-cell>
          <table:table-cell table:style-name="ce29" office:value-type="string" calcext:value-type="string">
            <text:p>Compression</text:p>
          </table:table-cell>
          <table:table-cell table:style-name="ce29" office:value-type="string" calcext:value-type="string">
            <text:p>Engine</text:p>
          </table:table-cell>
          <table:table-cell table:style-name="ce29" office:value-type="string" calcext:value-type="string">
            <text:p>Size on Disk</text:p>
          </table:table-cell>
          <table:table-cell table:style-name="ce29" office:value-type="string" calcext:value-type="string">
            <text:p>Compression %</text:p>
          </table:table-cell>
          <table:table-cell table:style-name="ce29" office:value-type="string" calcext:value-type="string">
            <text:p>Compression Duration (Secs)</text:p>
          </table:table-cell>
          <table:table-cell table:style-name="ce29" office:value-type="string" calcext:value-type="string">
            <text:p>Count(*) Query Response (Secs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 Data Set 01</text:p>
          </table:table-cell>
          <table:table-cell office:value-type="string" calcext:value-type="string">
            <text:p>Raw Tex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487.41 MB</text:p>
          </table:table-cell>
          <table:table-cell office:value-type="percentage" office:value="0" calcext:value-type="percentage">
            <text:p>0.00%</text:p>
          </table:table-cell>
          <table:table-cell/>
          <table:table-cell table:style-name="ce5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 Data Set 01</text:p>
          </table:table-cell>
          <table:table-cell office:value-type="string" calcext:value-type="string">
            <text:p>ORC – No Compressio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03.23 MB</text:p>
          </table:table-cell>
          <table:table-cell office:value-type="percentage" office:value="0.3779" calcext:value-type="percentage">
            <text:p>37.79%</text:p>
          </table:table-cell>
          <table:table-cell/>
          <table:table-cell table:style-name="ce5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 Data Set 01</text:p>
          </table:table-cell>
          <table:table-cell office:value-type="string" calcext:value-type="string">
            <text:p>ORC – ZLIB Compressio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124.12 MB</text:p>
          </table:table-cell>
          <table:table-cell office:value-type="percentage" office:value="0.7453" calcext:value-type="percentage">
            <text:p>74.53%</text:p>
          </table:table-cell>
          <table:table-cell/>
          <table:table-cell table:style-name="ce5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 Data Set 01</text:p>
          </table:table-cell>
          <table:table-cell office:value-type="string" calcext:value-type="string">
            <text:p>ORC – Snappy Compressio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172.79 MB</text:p>
          </table:table-cell>
          <table:table-cell office:value-type="percentage" office:value="0.6455" calcext:value-type="percentage">
            <text:p>64.55%</text:p>
          </table:table-cell>
          <table:table-cell/>
          <table:table-cell table:style-name="ce5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 Data Set 01</text:p>
          </table:table-cell>
          <table:table-cell office:value-type="string" calcext:value-type="string">
            <text:p>Raw Text</text:p>
          </table:table-cell>
          <table:table-cell office:value-type="string" calcext:value-type="string">
            <text:p>Tez</text:p>
          </table:table-cell>
          <table:table-cell office:value-type="string" calcext:value-type="string">
            <text:p>487.41 MB</text:p>
          </table:table-cell>
          <table:table-cell office:value-type="percentage" office:value="0" calcext:value-type="percentage">
            <text:p>0.00%</text:p>
          </table:table-cell>
          <table:table-cell table:style-name="ce3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st Data Set 01</text:p>
          </table:table-cell>
          <table:table-cell office:value-type="string" calcext:value-type="string">
            <text:p>ORC – No Compression</text:p>
          </table:table-cell>
          <table:table-cell office:value-type="string" calcext:value-type="string">
            <text:p>Tez</text:p>
          </table:table-cell>
          <table:table-cell office:value-type="string" calcext:value-type="string">
            <text:p>303.23 MB</text:p>
          </table:table-cell>
          <table:table-cell office:value-type="percentage" office:value="0.3779" calcext:value-type="percentage">
            <text:p>37.79%</text:p>
          </table:table-cell>
          <table:table-cell table:style-name="ce69" office:value-type="float" office:value="36" calcext:value-type="float">
            <text:p>36.00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 Data Set 01</text:p>
          </table:table-cell>
          <table:table-cell office:value-type="string" calcext:value-type="string">
            <text:p>ORC – ZLIB Compression</text:p>
          </table:table-cell>
          <table:table-cell office:value-type="string" calcext:value-type="string">
            <text:p>Tez</text:p>
          </table:table-cell>
          <table:table-cell office:value-type="string" calcext:value-type="string">
            <text:p>124.12 MB</text:p>
          </table:table-cell>
          <table:table-cell office:value-type="percentage" office:value="0.7453" calcext:value-type="percentage">
            <text:p>74.53%</text:p>
          </table:table-cell>
          <table:table-cell table:style-name="ce69" office:value-type="float" office:value="33" calcext:value-type="float">
            <text:p>33.00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 Data Set 01</text:p>
          </table:table-cell>
          <table:table-cell office:value-type="string" calcext:value-type="string">
            <text:p>ORC – Snappy Compression</text:p>
          </table:table-cell>
          <table:table-cell office:value-type="string" calcext:value-type="string">
            <text:p>Tez</text:p>
          </table:table-cell>
          <table:table-cell office:value-type="string" calcext:value-type="string">
            <text:p>172.79 MB</text:p>
          </table:table-cell>
          <table:table-cell office:value-type="percentage" office:value="0.6455" calcext:value-type="percentage">
            <text:p>64.55%</text:p>
          </table:table-cell>
          <table:table-cell table:style-name="ce69" office:value-type="float" office:value="38" calcext:value-type="float">
            <text:p>38.00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 Data Set 01</text:p>
          </table:table-cell>
          <table:table-cell office:value-type="string" calcext:value-type="string">
            <text:p>Raw Text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487.41 MB</text:p>
          </table:table-cell>
          <table:table-cell office:value-type="percentage" office:value="0" calcext:value-type="percentage">
            <text:p>0.00%</text:p>
          </table:table-cell>
          <table:table-cell/>
          <table:table-cell table:style-name="ce5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 Data Set 01</text:p>
          </table:table-cell>
          <table:table-cell office:value-type="string" calcext:value-type="string">
            <text:p>ORC – No Compression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303.23 MB</text:p>
          </table:table-cell>
          <table:table-cell office:value-type="percentage" office:value="0.3779" calcext:value-type="percentage">
            <text:p>37.79%</text:p>
          </table:table-cell>
          <table:table-cell/>
          <table:table-cell table:style-name="ce5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 Data Set 01</text:p>
          </table:table-cell>
          <table:table-cell office:value-type="string" calcext:value-type="string">
            <text:p>ORC – ZLIB Compression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124.12 MB</text:p>
          </table:table-cell>
          <table:table-cell office:value-type="percentage" office:value="0.7453" calcext:value-type="percentage">
            <text:p>74.53%</text:p>
          </table:table-cell>
          <table:table-cell/>
          <table:table-cell table:style-name="ce5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 Data Set 01</text:p>
          </table:table-cell>
          <table:table-cell office:value-type="string" calcext:value-type="string">
            <text:p>ORC – Snappy Compression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172.79 MB</text:p>
          </table:table-cell>
          <table:table-cell office:value-type="percentage" office:value="0.6455" calcext:value-type="percentage">
            <text:p>64.55%</text:p>
          </table:table-cell>
          <table:table-cell/>
          <table:table-cell table:style-name="ce5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 Data Set 01</text:p>
          </table:table-cell>
          <table:table-cell office:value-type="string" calcext:value-type="string">
            <text:p>Raw Text</text:p>
          </table:table-cell>
          <table:table-cell office:value-type="string" calcext:value-type="string">
            <text:p>Presto</text:p>
          </table:table-cell>
          <table:table-cell office:value-type="string" calcext:value-type="string">
            <text:p>487.41 MB</text:p>
          </table:table-cell>
          <table:table-cell office:value-type="percentage" office:value="0" calcext:value-type="percentage">
            <text:p>0.00%</text:p>
          </table:table-cell>
          <table:table-cell/>
          <table:table-cell table:style-name="ce5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 Data Set 01</text:p>
          </table:table-cell>
          <table:table-cell office:value-type="string" calcext:value-type="string">
            <text:p>ORC – No Compression</text:p>
          </table:table-cell>
          <table:table-cell office:value-type="string" calcext:value-type="string">
            <text:p>Presto</text:p>
          </table:table-cell>
          <table:table-cell office:value-type="string" calcext:value-type="string">
            <text:p>303.23 MB</text:p>
          </table:table-cell>
          <table:table-cell office:value-type="percentage" office:value="0.3779" calcext:value-type="percentage">
            <text:p>37.79%</text:p>
          </table:table-cell>
          <table:table-cell/>
          <table:table-cell table:style-name="ce5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 Data Set 01</text:p>
          </table:table-cell>
          <table:table-cell office:value-type="string" calcext:value-type="string">
            <text:p>ORC – ZLIB Compression</text:p>
          </table:table-cell>
          <table:table-cell office:value-type="string" calcext:value-type="string">
            <text:p>Presto</text:p>
          </table:table-cell>
          <table:table-cell office:value-type="string" calcext:value-type="string">
            <text:p>124.12 MB</text:p>
          </table:table-cell>
          <table:table-cell office:value-type="percentage" office:value="0.7453" calcext:value-type="percentage">
            <text:p>74.53%</text:p>
          </table:table-cell>
          <table:table-cell/>
          <table:table-cell table:style-name="ce5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 Data Set 01</text:p>
          </table:table-cell>
          <table:table-cell office:value-type="string" calcext:value-type="string">
            <text:p>ORC – Snappy Compression</text:p>
          </table:table-cell>
          <table:table-cell office:value-type="string" calcext:value-type="string">
            <text:p>Presto</text:p>
          </table:table-cell>
          <table:table-cell office:value-type="string" calcext:value-type="string">
            <text:p>172.79 MB</text:p>
          </table:table-cell>
          <table:table-cell office:value-type="percentage" office:value="0.6455" calcext:value-type="percentage">
            <text:p>64.55%</text:p>
          </table:table-cell>
          <table:table-cell table:style-name="ce22"/>
          <table:table-cell table:number-columns-repeated="1017"/>
        </table:table-row>
        <table:table-row table:style-name="ro1">
          <table:table-cell/>
          <table:table-cell table:style-name="ce48" table:number-columns-repeated="3"/>
          <table:table-cell table:style-name="ce55"/>
          <table:table-cell table:style-name="ce57"/>
          <table:table-cell table:style-name="ce48" table:number-columns-repeated="2"/>
          <table:table-cell table:number-columns-repeated="1016"/>
        </table:table-row>
        <table:table-row table:style-name="ro1">
          <table:table-cell/>
          <table:table-cell table:style-name="ce45" office:value-type="string" calcext:value-type="string" table:number-columns-spanned="7" table:number-rows-spanned="1">
            <text:p>Columns : 30 | Rows 152.36 Million</text:p>
          </table:table-cell>
          <table:covered-table-cell/>
          <table:covered-table-cell table:number-columns-repeated="5" table:style-name="ce53"/>
          <table:table-cell table:number-columns-repeated="1016"/>
        </table:table-row>
        <table:table-row table:style-name="ro1">
          <table:table-cell/>
          <table:table-cell table:style-name="ce27" office:value-type="string" calcext:value-type="string">
            <text:p>Category</text:p>
          </table:table-cell>
          <table:table-cell table:style-name="ce30" office:value-type="string" calcext:value-type="string">
            <text:p>Compression</text:p>
          </table:table-cell>
          <table:table-cell table:style-name="ce30" office:value-type="string" calcext:value-type="string">
            <text:p>Engine</text:p>
          </table:table-cell>
          <table:table-cell table:style-name="ce30" office:value-type="string" calcext:value-type="string">
            <text:p>Size on Disk</text:p>
          </table:table-cell>
          <table:table-cell table:style-name="ce30" office:value-type="string" calcext:value-type="string">
            <text:p>Compression %</text:p>
          </table:table-cell>
          <table:table-cell table:style-name="ce30" office:value-type="string" calcext:value-type="string">
            <text:p>Compression Duration (Secs)</text:p>
          </table:table-cell>
          <table:table-cell table:style-name="ce30" office:value-type="string" calcext:value-type="string">
            <text:p>Count(*) Query Response (Secs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 Data Set 02</text:p>
          </table:table-cell>
          <table:table-cell office:value-type="string" calcext:value-type="string">
            <text:p>Raw Tex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14.56 GB</text:p>
          </table:table-cell>
          <table:table-cell office:value-type="percentage" office:value="0" calcext:value-type="percentage">
            <text:p>0.00%</text:p>
          </table:table-cell>
          <table:table-cell table:style-name="ce3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st Data Set 02</text:p>
          </table:table-cell>
          <table:table-cell office:value-type="string" calcext:value-type="string">
            <text:p>ORC – No Compressio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.31 GB</text:p>
          </table:table-cell>
          <table:table-cell office:value-type="percentage" office:value="0.7727" calcext:value-type="percentage">
            <text:p>77.27%</text:p>
          </table:table-cell>
          <table:table-cell table:style-name="ce3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st Data Set 02</text:p>
          </table:table-cell>
          <table:table-cell office:value-type="string" calcext:value-type="string">
            <text:p>ORC – ZLIB Compressio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1.52 GB</text:p>
          </table:table-cell>
          <table:table-cell office:value-type="percentage" office:value="0.8956" calcext:value-type="percentage">
            <text:p>89.56%</text:p>
          </table:table-cell>
          <table:table-cell table:style-name="ce3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st Data Set 02</text:p>
          </table:table-cell>
          <table:table-cell office:value-type="string" calcext:value-type="string">
            <text:p>ORC – Snappy Compressio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2.08 GB</text:p>
          </table:table-cell>
          <table:table-cell office:value-type="percentage" office:value="0.8571" calcext:value-type="percentage">
            <text:p>85.71%</text:p>
          </table:table-cell>
          <table:table-cell table:style-name="ce3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st Data Set 02</text:p>
          </table:table-cell>
          <table:table-cell office:value-type="string" calcext:value-type="string">
            <text:p>Raw Text</text:p>
          </table:table-cell>
          <table:table-cell office:value-type="string" calcext:value-type="string">
            <text:p>Tez</text:p>
          </table:table-cell>
          <table:table-cell office:value-type="string" calcext:value-type="string">
            <text:p>14.56 GB</text:p>
          </table:table-cell>
          <table:table-cell office:value-type="percentage" office:value="0" calcext:value-type="percentage">
            <text:p>0.00%</text:p>
          </table:table-cell>
          <table:table-cell table:style-name="ce32" office:value-type="string" calcext:value-type="string">
            <text:p>-</text:p>
          </table:table-cell>
          <table:table-cell office:value-type="float" office:value="517.515" calcext:value-type="float">
            <text:p>517.5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 Data Set 02</text:p>
          </table:table-cell>
          <table:table-cell office:value-type="string" calcext:value-type="string">
            <text:p>ORC – No Compression</text:p>
          </table:table-cell>
          <table:table-cell office:value-type="string" calcext:value-type="string">
            <text:p>Tez</text:p>
          </table:table-cell>
          <table:table-cell office:value-type="string" calcext:value-type="string">
            <text:p>3.31 GB</text:p>
          </table:table-cell>
          <table:table-cell office:value-type="percentage" office:value="0.7727" calcext:value-type="percentage">
            <text:p>77.27%</text:p>
          </table:table-cell>
          <table:table-cell table:style-name="ce32" office:value-type="float" office:value="1321.8" calcext:value-type="float">
            <text:p>1321.8</text:p>
          </table:table-cell>
          <table:table-cell table:style-name="ce32" office:value-type="float" office:value="37.37" calcext:value-type="float">
            <text:p>37.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 Data Set 02</text:p>
          </table:table-cell>
          <table:table-cell office:value-type="string" calcext:value-type="string">
            <text:p>ORC – ZLIB Compression</text:p>
          </table:table-cell>
          <table:table-cell office:value-type="string" calcext:value-type="string">
            <text:p>Tez</text:p>
          </table:table-cell>
          <table:table-cell office:value-type="string" calcext:value-type="string">
            <text:p>1.52 GB</text:p>
          </table:table-cell>
          <table:table-cell office:value-type="percentage" office:value="0.8956" calcext:value-type="percentage">
            <text:p>89.56%</text:p>
          </table:table-cell>
          <table:table-cell table:style-name="ce32" office:value-type="float" office:value="1321.8" calcext:value-type="float">
            <text:p>1321.8</text:p>
          </table:table-cell>
          <table:table-cell table:style-name="ce32" office:value-type="float" office:value="32.15" calcext:value-type="float">
            <text:p>32.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 Data Set 02</text:p>
          </table:table-cell>
          <table:table-cell office:value-type="string" calcext:value-type="string">
            <text:p>ORC – Snappy Compression</text:p>
          </table:table-cell>
          <table:table-cell office:value-type="string" calcext:value-type="string">
            <text:p>Tez</text:p>
          </table:table-cell>
          <table:table-cell office:value-type="string" calcext:value-type="string">
            <text:p>2.08 GB</text:p>
          </table:table-cell>
          <table:table-cell office:value-type="percentage" office:value="0.8571" calcext:value-type="percentage">
            <text:p>85.71%</text:p>
          </table:table-cell>
          <table:table-cell table:style-name="ce32" office:value-type="float" office:value="1317.6" calcext:value-type="float">
            <text:p>1317.6</text:p>
          </table:table-cell>
          <table:table-cell table:style-name="ce32" office:value-type="float" office:value="34.11" calcext:value-type="float">
            <text:p>34.1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 Data Set 02</text:p>
          </table:table-cell>
          <table:table-cell office:value-type="string" calcext:value-type="string">
            <text:p>Raw Text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14.56 GB</text:p>
          </table:table-cell>
          <table:table-cell office:value-type="percentage" office:value="0" calcext:value-type="percentage">
            <text:p>0.00%</text:p>
          </table:table-cell>
          <table:table-cell table:style-name="ce22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 Data Set 02</text:p>
          </table:table-cell>
          <table:table-cell office:value-type="string" calcext:value-type="string">
            <text:p>ORC – No Compression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3.31 GB</text:p>
          </table:table-cell>
          <table:table-cell office:value-type="percentage" office:value="0.7727" calcext:value-type="percentage">
            <text:p>77.27%</text:p>
          </table:table-cell>
          <table:table-cell table:style-name="ce70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st Data Set 02</text:p>
          </table:table-cell>
          <table:table-cell office:value-type="string" calcext:value-type="string">
            <text:p>ORC – ZLIB Compression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1.52 GB</text:p>
          </table:table-cell>
          <table:table-cell office:value-type="percentage" office:value="0.8956" calcext:value-type="percentage">
            <text:p>89.56%</text:p>
          </table:table-cell>
          <table:table-cell table:style-name="ce2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st Data Set 02</text:p>
          </table:table-cell>
          <table:table-cell office:value-type="string" calcext:value-type="string">
            <text:p>ORC – Snappy Compression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2.08 GB</text:p>
          </table:table-cell>
          <table:table-cell office:value-type="percentage" office:value="0.8571" calcext:value-type="percentage">
            <text:p>85.71%</text:p>
          </table:table-cell>
          <table:table-cell table:style-name="ce2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st Data Set 02</text:p>
          </table:table-cell>
          <table:table-cell office:value-type="string" calcext:value-type="string">
            <text:p>Raw Text</text:p>
          </table:table-cell>
          <table:table-cell office:value-type="string" calcext:value-type="string">
            <text:p>Presto</text:p>
          </table:table-cell>
          <table:table-cell office:value-type="string" calcext:value-type="string">
            <text:p>14.56 GB</text:p>
          </table:table-cell>
          <table:table-cell table:style-name="ce22" office:value-type="float" office:value="0" calcext:value-type="float">
            <text:p>0</text:p>
          </table:table-cell>
          <table:table-cell table:style-name="ce2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st Data Set 02</text:p>
          </table:table-cell>
          <table:table-cell office:value-type="string" calcext:value-type="string">
            <text:p>ORC – No Compression</text:p>
          </table:table-cell>
          <table:table-cell office:value-type="string" calcext:value-type="string">
            <text:p>Presto</text:p>
          </table:table-cell>
          <table:table-cell office:value-type="string" calcext:value-type="string">
            <text:p>3.31 GB</text:p>
          </table:table-cell>
          <table:table-cell office:value-type="percentage" office:value="0.7727" calcext:value-type="percentage">
            <text:p>77.27%</text:p>
          </table:table-cell>
          <table:table-cell table:style-name="ce2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st Data Set 02</text:p>
          </table:table-cell>
          <table:table-cell office:value-type="string" calcext:value-type="string">
            <text:p>ORC – ZLIB Compression</text:p>
          </table:table-cell>
          <table:table-cell office:value-type="string" calcext:value-type="string">
            <text:p>Presto</text:p>
          </table:table-cell>
          <table:table-cell office:value-type="string" calcext:value-type="string">
            <text:p>1.52 GB</text:p>
          </table:table-cell>
          <table:table-cell office:value-type="percentage" office:value="0.8956" calcext:value-type="percentage">
            <text:p>89.56%</text:p>
          </table:table-cell>
          <table:table-cell table:style-name="ce2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st Data Set 02</text:p>
          </table:table-cell>
          <table:table-cell office:value-type="string" calcext:value-type="string">
            <text:p>ORC – Snappy Compression</text:p>
          </table:table-cell>
          <table:table-cell office:value-type="string" calcext:value-type="string">
            <text:p>Presto</text:p>
          </table:table-cell>
          <table:table-cell office:value-type="string" calcext:value-type="string">
            <text:p>2.08 GB</text:p>
          </table:table-cell>
          <table:table-cell office:value-type="percentage" office:value="0.8571" calcext:value-type="percentage">
            <text:p>85.71%</text:p>
          </table:table-cell>
          <table:table-cell table:style-name="ce22"/>
          <table:table-cell table:number-columns-repeated="1017"/>
        </table:table-row>
      </table:table>
      <table:table table:name="Sheet1" table:style-name="ta1">
        <table:table-column table:style-name="co8" table:default-cell-style-name="Default"/>
        <table:table-column table:style-name="co8" table:default-cell-style-name="ce39"/>
        <table:table-column table:style-name="co8" table:number-columns-repeated="2" table:default-cell-style-name="Default"/>
        <table:table-row table:style-name="ro1">
          <table:table-cell office:value-type="float" office:value="139.87" calcext:value-type="float">
            <text:p>139.87</text:p>
          </table:table-cell>
          <table:table-cell office:value-type="time" office:time-value="PT20H13M16S" calcext:value-type="time">
            <text:p>08:13:16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00_0</text:p>
          </table:table-cell>
        </table:table-row>
        <table:table-row table:style-name="ro1">
          <table:table-cell office:value-type="float" office:value="141.76" calcext:value-type="float">
            <text:p>141.76</text:p>
          </table:table-cell>
          <table:table-cell office:value-type="time" office:time-value="PT20H15M13S" calcext:value-type="time">
            <text:p>08:15:13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01_0</text:p>
          </table:table-cell>
        </table:table-row>
        <table:table-row table:style-name="ro1">
          <table:table-cell office:value-type="float" office:value="141.3" calcext:value-type="float">
            <text:p>141.3</text:p>
          </table:table-cell>
          <table:table-cell office:value-type="time" office:time-value="PT20H17M14S" calcext:value-type="time">
            <text:p>08:17:14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02_0</text:p>
          </table:table-cell>
        </table:table-row>
        <table:table-row table:style-name="ro1">
          <table:table-cell office:value-type="float" office:value="145.91" calcext:value-type="float">
            <text:p>145.91</text:p>
          </table:table-cell>
          <table:table-cell office:value-type="time" office:time-value="PT20H19M07S" calcext:value-type="time">
            <text:p>08:19:07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03_0</text:p>
          </table:table-cell>
        </table:table-row>
        <table:table-row table:style-name="ro1">
          <table:table-cell office:value-type="float" office:value="188.8" calcext:value-type="float">
            <text:p>188.8</text:p>
          </table:table-cell>
          <table:table-cell office:value-type="time" office:time-value="PT20H20M14S" calcext:value-type="time">
            <text:p>08:20:14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04_0</text:p>
          </table:table-cell>
        </table:table-row>
        <table:table-row table:style-name="ro1">
          <table:table-cell office:value-type="float" office:value="189.43" calcext:value-type="float">
            <text:p>189.43</text:p>
          </table:table-cell>
          <table:table-cell office:value-type="time" office:time-value="PT20H21M21S" calcext:value-type="time">
            <text:p>08:21:21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05_0</text:p>
          </table:table-cell>
        </table:table-row>
        <table:table-row table:style-name="ro1">
          <table:table-cell office:value-type="float" office:value="190.29" calcext:value-type="float">
            <text:p>190.29</text:p>
          </table:table-cell>
          <table:table-cell office:value-type="time" office:time-value="PT20H22M28S" calcext:value-type="time">
            <text:p>08:22:28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06_0</text:p>
          </table:table-cell>
        </table:table-row>
        <table:table-row table:style-name="ro1">
          <table:table-cell office:value-type="float" office:value="188.78" calcext:value-type="float">
            <text:p>188.78</text:p>
          </table:table-cell>
          <table:table-cell office:value-type="time" office:time-value="PT20H23M35S" calcext:value-type="time">
            <text:p>08:23:35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07_0</text:p>
          </table:table-cell>
        </table:table-row>
        <table:table-row table:style-name="ro1">
          <table:table-cell office:value-type="float" office:value="198.82" calcext:value-type="float">
            <text:p>198.82</text:p>
          </table:table-cell>
          <table:table-cell office:value-type="time" office:time-value="PT20H24M39S" calcext:value-type="time">
            <text:p>08:24:39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08_0</text:p>
          </table:table-cell>
        </table:table-row>
        <table:table-row table:style-name="ro1">
          <table:table-cell office:value-type="float" office:value="231.27" calcext:value-type="float">
            <text:p>231.27</text:p>
          </table:table-cell>
          <table:table-cell office:value-type="time" office:time-value="PT20H25M44S" calcext:value-type="time">
            <text:p>08:25:44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09_0</text:p>
          </table:table-cell>
        </table:table-row>
        <table:table-row table:style-name="ro1">
          <table:table-cell office:value-type="float" office:value="242.43" calcext:value-type="float">
            <text:p>242.43</text:p>
          </table:table-cell>
          <table:table-cell office:value-type="time" office:time-value="PT20H26M52S" calcext:value-type="time">
            <text:p>08:26:52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10_0</text:p>
          </table:table-cell>
        </table:table-row>
        <table:table-row table:style-name="ro1">
          <table:table-cell office:value-type="float" office:value="249.54" calcext:value-type="float">
            <text:p>249.54</text:p>
          </table:table-cell>
          <table:table-cell office:value-type="time" office:time-value="PT20H28M02S" calcext:value-type="time">
            <text:p>08:28:02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11_0</text:p>
          </table:table-cell>
        </table:table-row>
        <table:table-row table:style-name="ro1">
          <table:table-cell office:value-type="float" office:value="249.05" calcext:value-type="float">
            <text:p>249.05</text:p>
          </table:table-cell>
          <table:table-cell office:value-type="time" office:time-value="PT20H29M11S" calcext:value-type="time">
            <text:p>08:29:11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12_0</text:p>
          </table:table-cell>
        </table:table-row>
        <table:table-row table:style-name="ro1">
          <table:table-cell office:value-type="float" office:value="244.56" calcext:value-type="float">
            <text:p>244.56</text:p>
          </table:table-cell>
          <table:table-cell office:value-type="time" office:time-value="PT20H30M16S" calcext:value-type="time">
            <text:p>08:30:16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13_0</text:p>
          </table:table-cell>
        </table:table-row>
        <table:table-row table:style-name="ro1">
          <table:table-cell office:value-type="float" office:value="245.28" calcext:value-type="float">
            <text:p>245.28</text:p>
          </table:table-cell>
          <table:table-cell office:value-type="time" office:time-value="PT20H31M22S" calcext:value-type="time">
            <text:p>08:31:22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14_0</text:p>
          </table:table-cell>
        </table:table-row>
        <table:table-row table:style-name="ro1">
          <table:table-cell office:value-type="float" office:value="245.59" calcext:value-type="float">
            <text:p>245.59</text:p>
          </table:table-cell>
          <table:table-cell office:value-type="time" office:time-value="PT20H32M28S" calcext:value-type="time">
            <text:p>08:32:28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15_0</text:p>
          </table:table-cell>
        </table:table-row>
        <table:table-row table:style-name="ro1">
          <table:table-cell office:value-type="float" office:value="158.94" calcext:value-type="float">
            <text:p>158.94</text:p>
          </table:table-cell>
          <table:table-cell office:value-type="time" office:time-value="PT20H33M12S" calcext:value-type="time">
            <text:p>08:33:12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16_0</text:p>
          </table:table-cell>
        </table:table-row>
        <table:table-row table:style-name="ro1">
          <table:table-cell table:formula="of:=SUM([.A1:.A17])" office:value-type="float" office:value="3391.62" calcext:value-type="float">
            <text:p>3391.62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8" table:number-columns-repeated="8" table:default-cell-style-name="ce40"/>
        <table:table-column table:style-name="co8" table:number-columns-repeated="2" table:default-cell-style-name="Default"/>
        <table:table-row table:style-name="ro2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string" calcext:value-type="string">
            <text:p>58.94 MB</text:p>
          </table:table-cell>
          <table:table-cell office:value-type="string" calcext:value-type="string">
            <text:p>10/31/2017, 8:40:59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 MB</text:p>
          </table:table-cell>
          <table:table-cell office:value-type="string" calcext:value-type="string">
            <text:p>000000_0</text:p>
          </table:table-cell>
          <table:table-cell/>
          <table:table-cell office:value-type="float" office:value="58.94" calcext:value-type="float">
            <text:p>58.94</text:p>
          </table:table-cell>
        </table:table-row>
        <table:table-row table:style-name="ro2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string" calcext:value-type="string">
            <text:p>60.33 MB</text:p>
          </table:table-cell>
          <table:table-cell office:value-type="string" calcext:value-type="string">
            <text:p>10/31/2017, 8:43:02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 MB</text:p>
          </table:table-cell>
          <table:table-cell office:value-type="string" calcext:value-type="string">
            <text:p>000001_0</text:p>
          </table:table-cell>
          <table:table-cell/>
          <table:table-cell office:value-type="float" office:value="60.33" calcext:value-type="float">
            <text:p>60.33</text:p>
          </table:table-cell>
        </table:table-row>
        <table:table-row table:style-name="ro2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string" calcext:value-type="string">
            <text:p>59.8 MB</text:p>
          </table:table-cell>
          <table:table-cell office:value-type="string" calcext:value-type="string">
            <text:p>10/31/2017, 8:45:05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 MB</text:p>
          </table:table-cell>
          <table:table-cell office:value-type="string" calcext:value-type="string">
            <text:p>000002_0</text:p>
          </table:table-cell>
          <table:table-cell/>
          <table:table-cell office:value-type="float" office:value="59.8" calcext:value-type="float">
            <text:p>59.8</text:p>
          </table:table-cell>
        </table:table-row>
        <table:table-row table:style-name="ro2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string" calcext:value-type="string">
            <text:p>61.67 MB</text:p>
          </table:table-cell>
          <table:table-cell office:value-type="string" calcext:value-type="string">
            <text:p>10/31/2017, 8:47:03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 MB</text:p>
          </table:table-cell>
          <table:table-cell office:value-type="string" calcext:value-type="string">
            <text:p>000003_0</text:p>
          </table:table-cell>
          <table:table-cell/>
          <table:table-cell office:value-type="float" office:value="61.67" calcext:value-type="float">
            <text:p>61.67</text:p>
          </table:table-cell>
        </table:table-row>
        <table:table-row table:style-name="ro2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string" calcext:value-type="string">
            <text:p>87.61 MB</text:p>
          </table:table-cell>
          <table:table-cell office:value-type="string" calcext:value-type="string">
            <text:p>10/31/2017, 8:48:13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 MB</text:p>
          </table:table-cell>
          <table:table-cell office:value-type="string" calcext:value-type="string">
            <text:p>000004_0</text:p>
          </table:table-cell>
          <table:table-cell/>
          <table:table-cell office:value-type="float" office:value="87.61" calcext:value-type="float">
            <text:p>87.61</text:p>
          </table:table-cell>
        </table:table-row>
        <table:table-row table:style-name="ro2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string" calcext:value-type="string">
            <text:p>89.02 MB</text:p>
          </table:table-cell>
          <table:table-cell office:value-type="string" calcext:value-type="string">
            <text:p>10/31/2017, 8:49:21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 MB</text:p>
          </table:table-cell>
          <table:table-cell office:value-type="string" calcext:value-type="string">
            <text:p>000005_0</text:p>
          </table:table-cell>
          <table:table-cell/>
          <table:table-cell office:value-type="float" office:value="89.02" calcext:value-type="float">
            <text:p>89.02</text:p>
          </table:table-cell>
        </table:table-row>
        <table:table-row table:style-name="ro2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string" calcext:value-type="string">
            <text:p>89.6 MB</text:p>
          </table:table-cell>
          <table:table-cell office:value-type="string" calcext:value-type="string">
            <text:p>10/31/2017, 8:50:31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 MB</text:p>
          </table:table-cell>
          <table:table-cell office:value-type="string" calcext:value-type="string">
            <text:p>000006_0</text:p>
          </table:table-cell>
          <table:table-cell/>
          <table:table-cell office:value-type="float" office:value="89.6" calcext:value-type="float">
            <text:p>89.6</text:p>
          </table:table-cell>
        </table:table-row>
        <table:table-row table:style-name="ro2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string" calcext:value-type="string">
            <text:p>89.39 MB</text:p>
          </table:table-cell>
          <table:table-cell office:value-type="string" calcext:value-type="string">
            <text:p>10/31/2017, 8:51:40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 MB</text:p>
          </table:table-cell>
          <table:table-cell office:value-type="string" calcext:value-type="string">
            <text:p>000007_0</text:p>
          </table:table-cell>
          <table:table-cell/>
          <table:table-cell office:value-type="float" office:value="89.39" calcext:value-type="float">
            <text:p>89.39</text:p>
          </table:table-cell>
        </table:table-row>
        <table:table-row table:style-name="ro2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string" calcext:value-type="string">
            <text:p>89.6 MB</text:p>
          </table:table-cell>
          <table:table-cell office:value-type="string" calcext:value-type="string">
            <text:p>10/31/2017, 8:52:46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 MB</text:p>
          </table:table-cell>
          <table:table-cell office:value-type="string" calcext:value-type="string">
            <text:p>000008_0</text:p>
          </table:table-cell>
          <table:table-cell/>
          <table:table-cell office:value-type="float" office:value="89.6" calcext:value-type="float">
            <text:p>89.6</text:p>
          </table:table-cell>
        </table:table-row>
        <table:table-row table:style-name="ro2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string" calcext:value-type="string">
            <text:p>107.48 MB</text:p>
          </table:table-cell>
          <table:table-cell office:value-type="string" calcext:value-type="string">
            <text:p>10/31/2017, 8:53:55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 MB</text:p>
          </table:table-cell>
          <table:table-cell office:value-type="string" calcext:value-type="string">
            <text:p>000009_0</text:p>
          </table:table-cell>
          <table:table-cell/>
          <table:table-cell office:value-type="float" office:value="107.48" calcext:value-type="float">
            <text:p>107.48</text:p>
          </table:table-cell>
        </table:table-row>
        <table:table-row table:style-name="ro2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string" calcext:value-type="string">
            <text:p>112.66 MB</text:p>
          </table:table-cell>
          <table:table-cell office:value-type="string" calcext:value-type="string">
            <text:p>10/31/2017, 8:55:08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 MB</text:p>
          </table:table-cell>
          <table:table-cell office:value-type="string" calcext:value-type="string">
            <text:p>000010_0</text:p>
          </table:table-cell>
          <table:table-cell/>
          <table:table-cell office:value-type="float" office:value="112.66" calcext:value-type="float">
            <text:p>112.66</text:p>
          </table:table-cell>
        </table:table-row>
        <table:table-row table:style-name="ro2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string" calcext:value-type="string">
            <text:p>117.41 MB</text:p>
          </table:table-cell>
          <table:table-cell office:value-type="string" calcext:value-type="string">
            <text:p>10/31/2017, 8:56:19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 MB</text:p>
          </table:table-cell>
          <table:table-cell office:value-type="string" calcext:value-type="string">
            <text:p>000011_0</text:p>
          </table:table-cell>
          <table:table-cell/>
          <table:table-cell office:value-type="float" office:value="117.41" calcext:value-type="float">
            <text:p>117.41</text:p>
          </table:table-cell>
        </table:table-row>
        <table:table-row table:style-name="ro2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string" calcext:value-type="string">
            <text:p>114.94 MB</text:p>
          </table:table-cell>
          <table:table-cell office:value-type="string" calcext:value-type="string">
            <text:p>10/31/2017, 8:57:27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 MB</text:p>
          </table:table-cell>
          <table:table-cell office:value-type="string" calcext:value-type="string">
            <text:p>000012_0</text:p>
          </table:table-cell>
          <table:table-cell/>
          <table:table-cell office:value-type="float" office:value="114.94" calcext:value-type="float">
            <text:p>114.94</text:p>
          </table:table-cell>
        </table:table-row>
        <table:table-row table:style-name="ro2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string" calcext:value-type="string">
            <text:p>112.24 MB</text:p>
          </table:table-cell>
          <table:table-cell office:value-type="string" calcext:value-type="string">
            <text:p>10/31/2017, 8:58:36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 MB</text:p>
          </table:table-cell>
          <table:table-cell office:value-type="string" calcext:value-type="string">
            <text:p>000013_0</text:p>
          </table:table-cell>
          <table:table-cell/>
          <table:table-cell office:value-type="float" office:value="112.24" calcext:value-type="float">
            <text:p>112.24</text:p>
          </table:table-cell>
        </table:table-row>
        <table:table-row table:style-name="ro2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string" calcext:value-type="string">
            <text:p>112.5 MB</text:p>
          </table:table-cell>
          <table:table-cell office:value-type="string" calcext:value-type="string">
            <text:p>10/31/2017, 8:59:44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 MB</text:p>
          </table:table-cell>
          <table:table-cell office:value-type="string" calcext:value-type="string">
            <text:p>000014_0</text:p>
          </table:table-cell>
          <table:table-cell/>
          <table:table-cell office:value-type="float" office:value="112.5" calcext:value-type="float">
            <text:p>112.5</text:p>
          </table:table-cell>
        </table:table-row>
        <table:table-row table:style-name="ro2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string" calcext:value-type="string">
            <text:p>115.69 MB</text:p>
          </table:table-cell>
          <table:table-cell office:value-type="string" calcext:value-type="string">
            <text:p>10/31/2017, 9:00:53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 MB</text:p>
          </table:table-cell>
          <table:table-cell office:value-type="string" calcext:value-type="string">
            <text:p>000015_0</text:p>
          </table:table-cell>
          <table:table-cell/>
          <table:table-cell office:value-type="float" office:value="115.69" calcext:value-type="float">
            <text:p>115.69</text:p>
          </table:table-cell>
        </table:table-row>
        <table:table-row table:style-name="ro2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string" calcext:value-type="string">
            <text:p>77.85 MB</text:p>
          </table:table-cell>
          <table:table-cell office:value-type="string" calcext:value-type="string">
            <text:p>10/31/2017, 9:01:38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 MB</text:p>
          </table:table-cell>
          <table:table-cell office:value-type="string" calcext:value-type="string">
            <text:p>000016_0</text:p>
          </table:table-cell>
          <table:table-cell/>
          <table:table-cell office:value-type="float" office:value="77.85" calcext:value-type="float">
            <text:p>77.85</text:p>
          </table:table-cell>
        </table:table-row>
        <table:table-row table:style-name="ro1">
          <table:table-cell table:style-name="Default" table:number-columns-repeated="8"/>
          <table:table-cell/>
          <table:table-cell table:formula="of:=SUM([.J1:.J17])" office:value-type="float" office:value="1556.73" calcext:value-type="float">
            <text:p>1556.73</text:p>
          </table:table-cell>
        </table:table-row>
      </table:table>
      <table:table table:name="Sheet3" table:style-name="ta1">
        <table:table-column table:style-name="co8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10/31/2017, 9:09:00 PM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00000_0</text:p>
          </table:table-cell>
        </table:table-row>
        <table:table-row table:style-name="ro1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float" office:value="83.05" calcext:value-type="float">
            <text:p>83.05</text:p>
          </table:table-cell>
          <table:table-cell office:value-type="string" calcext:value-type="string">
            <text:p>10/31/2017, 9:10:59 PM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00001_0</text:p>
          </table:table-cell>
        </table:table-row>
        <table:table-row table:style-name="ro1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float" office:value="82.49" calcext:value-type="float">
            <text:p>82.49</text:p>
          </table:table-cell>
          <table:table-cell office:value-type="string" calcext:value-type="string">
            <text:p>10/31/2017, 9:13:01 PM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00002_0</text:p>
          </table:table-cell>
        </table:table-row>
        <table:table-row table:style-name="ro1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float" office:value="84.99" calcext:value-type="float">
            <text:p>84.99</text:p>
          </table:table-cell>
          <table:table-cell office:value-type="string" calcext:value-type="string">
            <text:p>10/31/2017, 9:15:00 PM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00003_0</text:p>
          </table:table-cell>
        </table:table-row>
        <table:table-row table:style-name="ro1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float" office:value="119.56" calcext:value-type="float">
            <text:p>119.56</text:p>
          </table:table-cell>
          <table:table-cell office:value-type="string" calcext:value-type="string">
            <text:p>10/31/2017, 9:16:06 PM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00004_0</text:p>
          </table:table-cell>
        </table:table-row>
        <table:table-row table:style-name="ro1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float" office:value="121.14" calcext:value-type="float">
            <text:p>121.14</text:p>
          </table:table-cell>
          <table:table-cell office:value-type="string" calcext:value-type="string">
            <text:p>10/31/2017, 9:17:11 PM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00005_0</text:p>
          </table:table-cell>
        </table:table-row>
        <table:table-row table:style-name="ro1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float" office:value="121.71" calcext:value-type="float">
            <text:p>121.71</text:p>
          </table:table-cell>
          <table:table-cell office:value-type="string" calcext:value-type="string">
            <text:p>10/31/2017, 9:18:19 PM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00006_0</text:p>
          </table:table-cell>
        </table:table-row>
        <table:table-row table:style-name="ro1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float" office:value="121.44" calcext:value-type="float">
            <text:p>121.44</text:p>
          </table:table-cell>
          <table:table-cell office:value-type="string" calcext:value-type="string">
            <text:p>10/31/2017, 9:19:25 PM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00007_0</text:p>
          </table:table-cell>
        </table:table-row>
        <table:table-row table:style-name="ro1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float" office:value="123.66" calcext:value-type="float">
            <text:p>123.66</text:p>
          </table:table-cell>
          <table:table-cell office:value-type="string" calcext:value-type="string">
            <text:p>10/31/2017, 9:20:30 PM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00008_0</text:p>
          </table:table-cell>
        </table:table-row>
        <table:table-row table:style-name="ro1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float" office:value="147.47" calcext:value-type="float">
            <text:p>147.47</text:p>
          </table:table-cell>
          <table:table-cell office:value-type="string" calcext:value-type="string">
            <text:p>10/31/2017, 9:21:36 PM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00009_0</text:p>
          </table:table-cell>
        </table:table-row>
        <table:table-row table:style-name="ro1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float" office:value="155.27" calcext:value-type="float">
            <text:p>155.27</text:p>
          </table:table-cell>
          <table:table-cell office:value-type="string" calcext:value-type="string">
            <text:p>10/31/2017, 9:22:43 PM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00010_0</text:p>
          </table:table-cell>
        </table:table-row>
        <table:table-row table:style-name="ro1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float" office:value="161.19" calcext:value-type="float">
            <text:p>161.19</text:p>
          </table:table-cell>
          <table:table-cell office:value-type="string" calcext:value-type="string">
            <text:p>10/31/2017, 9:23:49 PM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00011_0</text:p>
          </table:table-cell>
        </table:table-row>
        <table:table-row table:style-name="ro1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float" office:value="158.06" calcext:value-type="float">
            <text:p>158.06</text:p>
          </table:table-cell>
          <table:table-cell office:value-type="string" calcext:value-type="string">
            <text:p>10/31/2017, 9:24:56 PM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00012_0</text:p>
          </table:table-cell>
        </table:table-row>
        <table:table-row table:style-name="ro1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float" office:value="154.61" calcext:value-type="float">
            <text:p>154.61</text:p>
          </table:table-cell>
          <table:table-cell office:value-type="string" calcext:value-type="string">
            <text:p>10/31/2017, 9:26:00 PM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00013_0</text:p>
          </table:table-cell>
        </table:table-row>
        <table:table-row table:style-name="ro1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float" office:value="155.22" calcext:value-type="float">
            <text:p>155.22</text:p>
          </table:table-cell>
          <table:table-cell office:value-type="string" calcext:value-type="string">
            <text:p>10/31/2017, 9:27:06 PM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00014_0</text:p>
          </table:table-cell>
        </table:table-row>
        <table:table-row table:style-name="ro1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float" office:value="159.64" calcext:value-type="float">
            <text:p>159.64</text:p>
          </table:table-cell>
          <table:table-cell office:value-type="string" calcext:value-type="string">
            <text:p>10/31/2017, 9:28:12 PM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00015_0</text:p>
          </table:table-cell>
        </table:table-row>
        <table:table-row table:style-name="ro1">
          <table:table-cell office:value-type="string" calcext:value-type="string">
            <text:p>-rwxrwxr-x</text:p>
          </table:table-cell>
          <table:table-cell office:value-type="string" calcext:value-type="string">
            <text:p>hduser</text:p>
          </table:table-cell>
          <table:table-cell office:value-type="string" calcext:value-type="string">
            <text:p>supergroup</text:p>
          </table:table-cell>
          <table:table-cell office:value-type="float" office:value="106.9" calcext:value-type="float">
            <text:p>106.9</text:p>
          </table:table-cell>
          <table:table-cell office:value-type="string" calcext:value-type="string">
            <text:p>10/31/2017, 9:28:55 PM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00016_0</text:p>
          </table:table-cell>
        </table:table-row>
        <table:table-row table:style-name="ro1">
          <table:table-cell table:number-columns-repeated="3"/>
          <table:table-cell table:formula="of:=SUM([.D1:.D17])" office:value-type="float" office:value="2137.65" calcext:value-type="float">
            <text:p>2137.65</text:p>
          </table:table-cell>
          <table:table-cell table:number-columns-repeated="4"/>
        </table:table-row>
      </table:table>
      <table:table table:name="Sheet5" table:style-name="ta1">
        <table:table-column table:style-name="co1" table:default-cell-style-name="Default"/>
        <table:table-column table:style-name="co1" table:default-cell-style-name="ce22"/>
        <table:table-column table:style-name="co2" table:default-cell-style-name="ce43"/>
        <table:table-column table:style-name="co4" table:default-cell-style-name="ce43"/>
        <table:table-column table:style-name="co5" table:default-cell-style-name="ce51"/>
        <table:table-column table:style-name="co6" table:default-cell-style-name="ce28"/>
        <table:table-column table:style-name="co8" table:default-cell-style-name="ce75"/>
        <table:table-column table:style-name="co8" table:default-cell-style-name="ce32"/>
        <table:table-column table:style-name="co8" table:default-cell-style-name="ce75"/>
        <table:table-column table:style-name="co8" table:default-cell-style-name="ce28"/>
        <table:table-row table:style-name="ro1" table:number-rows-repeated="3">
          <table:table-cell/>
          <table:table-cell table:style-name="ce41"/>
          <table:table-cell table:style-name="ce28" table:number-columns-repeated="3"/>
          <table:table-cell/>
          <table:table-cell table:style-name="ce72"/>
          <table:table-cell table:style-name="ce28" table:number-columns-repeated="2"/>
          <table:table-cell/>
        </table:table-row>
        <table:table-row table:style-name="ro1">
          <table:table-cell/>
          <table:table-cell table:style-name="ce42" office:value-type="string" calcext:value-type="string" table:number-columns-spanned="5" table:number-rows-spanned="1">
            <text:p>Columns : 30 | Rows 152.36 Million</text:p>
          </table:table-cell>
          <table:covered-table-cell table:number-columns-repeated="4" table:style-name="ce30"/>
          <table:table-cell table:style-name="ce73" office:value-type="string" calcext:value-type="string" table:number-columns-spanned="4" table:number-rows-spanned="1">
            <text:p>Count(*) Query Response (Secs)</text:p>
          </table:table-cell>
          <table:covered-table-cell table:number-columns-repeated="3" table:style-name="ce76"/>
        </table:table-row>
        <table:table-row table:style-name="ro1">
          <table:table-cell/>
          <table:table-cell table:style-name="ce27" office:value-type="string" calcext:value-type="string">
            <text:p>Test Data</text:p>
          </table:table-cell>
          <table:table-cell table:style-name="ce30" office:value-type="string" calcext:value-type="string">
            <text:p>Compression</text:p>
          </table:table-cell>
          <table:table-cell table:style-name="ce30" office:value-type="string" calcext:value-type="string">
            <text:p>Size on Disk</text:p>
          </table:table-cell>
          <table:table-cell table:style-name="ce30" office:value-type="string" calcext:value-type="string">
            <text:p>Compression %</text:p>
          </table:table-cell>
          <table:table-cell table:style-name="ce30" office:value-type="string" calcext:value-type="string">
            <text:p>Compression Duration (Secs)</text:p>
          </table:table-cell>
          <table:table-cell table:style-name="ce74" office:value-type="string" calcext:value-type="string">
            <text:p>MR</text:p>
          </table:table-cell>
          <table:table-cell table:style-name="ce74" office:value-type="string" calcext:value-type="string">
            <text:p>Tez</text:p>
          </table:table-cell>
          <table:table-cell table:style-name="ce74" office:value-type="string" calcext:value-type="string">
            <text:p>Spark</text:p>
          </table:table-cell>
          <table:table-cell table:style-name="ce74" office:value-type="string" calcext:value-type="string">
            <text:p>Presto</text:p>
          </table:table-cell>
        </table:table-row>
        <table:table-row table:style-name="ro1">
          <table:table-cell/>
          <table:table-cell office:value-type="string" calcext:value-type="string">
            <text:p>Test Data Set 02</text:p>
          </table:table-cell>
          <table:table-cell office:value-type="string" calcext:value-type="string">
            <text:p>Raw Text</text:p>
          </table:table-cell>
          <table:table-cell office:value-type="string" calcext:value-type="string">
            <text:p>14.56 GB</text:p>
          </table:table-cell>
          <table:table-cell office:value-type="percentage" office:value="0" calcext:value-type="percentage">
            <text:p>0.00%</text:p>
          </table:table-cell>
          <table:table-cell table:style-name="ce71" office:value-type="string" calcext:value-type="string">
            <text:p>-</text:p>
          </table:table-cell>
          <table:table-cell/>
          <table:table-cell office:value-type="float" office:value="208.13" calcext:value-type="float">
            <text:p>208.13</text:p>
          </table:table-cell>
          <table:table-cell office:value-type="float" office:value="480" calcext:value-type="float">
            <text:p>480</text:p>
          </table:table-cell>
          <table:table-cell table:style-name="ce75" office:value-type="float" office:value="502" calcext:value-type="float">
            <text:p>502</text:p>
          </table:table-cell>
        </table:table-row>
        <table:table-row table:style-name="ro1">
          <table:table-cell/>
          <table:table-cell office:value-type="string" calcext:value-type="string">
            <text:p>Test Data Set 02</text:p>
          </table:table-cell>
          <table:table-cell office:value-type="string" calcext:value-type="string">
            <text:p>ORC – No Compression</text:p>
          </table:table-cell>
          <table:table-cell office:value-type="string" calcext:value-type="string">
            <text:p>3.31 GB</text:p>
          </table:table-cell>
          <table:table-cell office:value-type="percentage" office:value="0.7727" calcext:value-type="percentage">
            <text:p>77.27%</text:p>
          </table:table-cell>
          <table:table-cell table:style-name="ce32" office:value-type="float" office:value="1321.8" calcext:value-type="float">
            <text:p>1321.8</text:p>
          </table:table-cell>
          <table:table-cell table:formula="of:=[.F7]/60" office:value-type="float" office:value="22.03" calcext:value-type="float">
            <text:p>22.03</text:p>
          </table:table-cell>
          <table:table-cell office:value-type="float" office:value="37.37" calcext:value-type="float">
            <text:p>37.37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Test Data Set 02</text:p>
          </table:table-cell>
          <table:table-cell office:value-type="string" calcext:value-type="string">
            <text:p>ORC – ZLIB Compression</text:p>
          </table:table-cell>
          <table:table-cell office:value-type="string" calcext:value-type="string">
            <text:p>1.52 GB</text:p>
          </table:table-cell>
          <table:table-cell office:value-type="percentage" office:value="0.8956" calcext:value-type="percentage">
            <text:p>89.56%</text:p>
          </table:table-cell>
          <table:table-cell table:style-name="ce32" office:value-type="float" office:value="1321.8" calcext:value-type="float">
            <text:p>1321.8</text:p>
          </table:table-cell>
          <table:table-cell table:formula="of:=[.F8]/60" office:value-type="float" office:value="22.03" calcext:value-type="float">
            <text:p>22.03</text:p>
          </table:table-cell>
          <table:table-cell office:value-type="float" office:value="32.15" calcext:value-type="float">
            <text:p>32.15</text:p>
          </table:table-cell>
          <table:table-cell office:value-type="float" office:value="13" calcext:value-type="float">
            <text:p>13</text:p>
          </table:table-cell>
          <table:table-cell table:style-name="ce75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Test Data Set 02</text:p>
          </table:table-cell>
          <table:table-cell office:value-type="string" calcext:value-type="string">
            <text:p>ORC – Snappy Compression</text:p>
          </table:table-cell>
          <table:table-cell office:value-type="string" calcext:value-type="string">
            <text:p>2.08 GB</text:p>
          </table:table-cell>
          <table:table-cell office:value-type="percentage" office:value="0.8571" calcext:value-type="percentage">
            <text:p>85.71%</text:p>
          </table:table-cell>
          <table:table-cell table:style-name="ce32" office:value-type="float" office:value="1317.6" calcext:value-type="float">
            <text:p>1317.6</text:p>
          </table:table-cell>
          <table:table-cell table:formula="of:=[.F9]/60" office:value-type="float" office:value="21.96" calcext:value-type="float">
            <text:p>21.96</text:p>
          </table:table-cell>
          <table:table-cell office:value-type="float" office:value="34.11" calcext:value-type="float">
            <text:p>34.11</text:p>
          </table:table-cell>
          <table:table-cell office:value-type="float" office:value="14" calcext:value-type="float">
            <text:p>14</text:p>
          </table:table-cell>
          <table:table-cell table:style-name="ce75" office:value-type="float" office:value="11" calcext:value-type="float">
            <text:p>11</text:p>
          </table:table-cell>
        </table:table-row>
      </table:table>
      <table:named-expressions/>
      <table:database-ranges>
        <table:database-range table:name="__Anonymous_Sheet_DB__4" table:target-range-address="Sheet5.B5:Sheet5.F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9">00/00/0000</text:date>, <text:time style:data-style-name="N2" text:time-value="08:32:27.204321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22:43:11.245716309</meta:creation-date>
    <dc:date>2018-06-09T08:33:44.085633783</dc:date>
    <meta:editing-duration>PT3H52M1S</meta:editing-duration>
    <meta:editing-cycles>16</meta:editing-cycles>
    <meta:generator>LibreOffice/5.4.6.2$Linux_X86_64 LibreOffice_project/40m0$Build-2</meta:generator>
    <meta:document-statistic meta:table-count="5" meta:cell-count="597" meta:object-count="0"/>
  </office:meta>
</office:document-meta>
</file>